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text-properties officeooo:paragraph-rsid="0049b970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text-properties officeooo:paragraph-rsid="0049b970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1">
          <table:table-cell table:style-name="Table1.A1" table:number-columns-spanned="2" office:value-type="string">
            <text:p text:style-name="P8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  <table:table-row table:style-name="Table1.3">
          <table:table-cell table:style-name="Table1.A3" office:value-type="string">
            <text:p text:style-name="P85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6"><text:text-input text:description="&lt;line.name&gt;">[9788426574091]123</text:text-input></text:p>
          </table:table-cell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5"><text:text-input text:description="&lt;if test=&quot;not keys.get('print_list_price_and_total_discount')&quot;&gt;">If</text:text-input></text:p>
            <text:p text:style-name="P16"><text:text-input text:description="&lt;formatLang(line.printed_price_unit)&gt;">9.999,50</text:text-input></text:p>
            <text:p text:style-name="P23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3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E3" office:value-type="float" office:value="0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2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E3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E3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6">
          <table:table-cell table:style-name="Table1.A3" table:number-columns-spanned="2" office:value-type="string">
            <text:p text:style-name="P7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3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printed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9"><text:text-input text:description="&lt;/if&gt;">/if</text:text-input></text:p>
          </table:table-cell>
          <table:covered-table-cell/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6"/>
          </table:table-cell>
        </table:table-row>
        <table:table-row table:style-name="Table1.8">
          <table:table-cell table:style-name="Table1.A1" table:number-columns-spanned="2" office:value-type="string">
            <text:p text:style-name="P84"><text:text-input text:description="&lt;/for&gt;">End For</text:text-input></text:p>
          </table:table-cell>
          <table:covered-table-cell/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9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/></text:p>
              <text:p text:style-name="MP45">IVA</text:p>
              <text:p text:style-name="MP46"><text:text-input text:description="&lt;/if&gt;"/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/></text:p>
              <text:p text:style-name="MP47"><text:text-input text:description="&lt;formatLang(o.printed_amount_tax)&gt;">99.999,99</text:text-input></text:p>
              <text:p text:style-name="MP50"><text:text-input text:description="&lt;/if&gt;"/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0:03:33.310000000</dc:date>
    <meta:editing-duration>P1DT20H51M17S</meta:editing-duration>
    <meta:editing-cycles>358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96" meta:word-count="405" meta:character-count="1926" meta:non-whitespace-character-count="1831"/>
  </office:meta>
</office:document-meta>
</file>